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29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29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29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2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19"/>
          <table:table-cell table:style-name="ce29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9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9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9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9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9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9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29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9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9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0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2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0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7/02/2016</text:date>, <text:time>23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2T23:48:23.62</dc:date>
    <meta:editing-duration>P7DT10H28S</meta:editing-duration>
    <meta:editing-cycles>412</meta:editing-cycles>
    <meta:generator>OpenOffice/4.1.2$Win32 OpenOffice.org_project/412m3$Build-9782</meta:generator>
    <meta:document-statistic meta:table-count="9" meta:cell-count="2482" meta:object-count="0"/>
  </office:meta>
</office:document-meta>
</file>